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3DA000001C1000001AC7B3947888E49266F.svg" manifest:media-type="image/svg+xml"/>
  <manifest:file-entry manifest:full-path="Pictures/100004F0000001D50000013798C60ACE455A0FE9.svg" manifest:media-type="image/svg+xml"/>
  <manifest:file-entry manifest:full-path="Pictures/100002F1000001BA0000011C5410868624C4506C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0.796cm" fo:margin-left="-1.921cm" fo:margin-right="-1.875cm" table:align="margins"/>
    </style:style>
    <style:style style:name="Tableau1.A" style:family="table-column">
      <style:table-column-properties style:column-width="4.604cm" style:rel-column-width="14507*"/>
    </style:style>
    <style:style style:name="Tableau1.B" style:family="table-column">
      <style:table-column-properties style:column-width="16.193cm" style:rel-column-width="51028*"/>
    </style:style>
    <style:style style:name="Tableau1.A1" style:family="table-cell">
      <style:table-cell-properties fo:background-color="#b2b2b2" fo:padding="0cm" fo:border="none">
        <style:background-image/>
      </style:table-cell-properties>
    </style:style>
    <style:style style:name="Tableau1.B1" style:family="table-cell">
      <style:table-cell-properties fo:padding="0cm" fo:border="none"/>
    </style:style>
    <style:style style:name="Tableau1.2" style:family="table-row">
      <style:table-row-properties style:min-row-height="8.763cm"/>
    </style:style>
    <style:style style:name="Tableau1.B2" style:family="table-cell">
      <style:table-cell-properties fo:padding="0cm" fo:border="none"/>
    </style:style>
    <style:style style:name="Tableau1.3" style:family="table-row">
      <style:table-row-properties style:min-row-height="4.447cm"/>
    </style:style>
    <style:style style:name="Tableau1.B3" style:family="table-cell">
      <style:table-cell-properties fo:padding="0cm" fo:border="none"/>
    </style:style>
    <style:style style:name="Tableau1.4" style:family="table-row">
      <style:table-row-properties style:min-row-height="3.096cm"/>
    </style:style>
    <style:style style:name="Tableau1.B4" style:family="table-cell">
      <style:table-cell-properties fo:padding="0cm" fo:border="none"/>
    </style:style>
    <style:style style:name="Tableau1.5" style:family="table-row">
      <style:table-row-properties style:min-row-height="3.928cm"/>
    </style:style>
    <style:style style:name="Tableau1.A5" style:family="table-cell">
      <style:table-cell-properties fo:padding="0cm" fo:border="none"/>
    </style:style>
    <style:style style:name="Tableau1.B5" style:family="table-cell">
      <style:table-cell-properties fo:padding="0cm" fo:border="none"/>
    </style:style>
    <style:style style:name="P1" style:family="paragraph" style:parent-style-name="Standard" style:master-page-name="">
      <style:paragraph-properties fo:margin-left="-1.3cm" fo:margin-right="-1.199cm" fo:text-indent="0cm" style:auto-text-indent="false" style:page-number="auto"/>
      <style:text-properties style:font-name="Roboto"/>
    </style:style>
    <style:style style:name="P2" style:family="paragraph" style:parent-style-name="Standard">
      <style:paragraph-properties fo:margin-left="-1.3cm" fo:margin-right="-1.199cm" fo:text-indent="0cm" style:auto-text-indent="false"/>
    </style:style>
    <style:style style:name="P3" style:family="paragraph" style:parent-style-name="Standard">
      <style:paragraph-properties fo:margin-left="-1.3cm" fo:margin-right="-1.199cm" fo:text-indent="0cm" style:auto-text-indent="false"/>
      <style:text-properties style:font-name="Roboto"/>
    </style:style>
    <style:style style:name="P4" style:family="paragraph" style:parent-style-name="Table_20_Contents">
      <style:text-properties fo:color="#0066b3" style:font-name="Roboto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-1.199cm" fo:text-indent="0cm" style:auto-text-indent="false"/>
    </style:style>
    <style:style style:name="P6" style:family="paragraph" style:parent-style-name="Standard">
      <style:paragraph-properties fo:margin-left="0cm" fo:margin-right="-1.199cm" fo:text-indent="0cm" style:auto-text-indent="false"/>
      <style:text-properties style:font-name="Roboto"/>
    </style:style>
    <style:style style:name="P7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officeooo:paragraph-rsid="001fc264" fo:background-color="transparent" style:font-size-asian="10pt" style:font-weight-asian="normal" style:font-size-complex="10pt" style:font-weight-complex="normal"/>
    </style:style>
    <style:style style:name="P1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style="italic" fo:font-weight="normal" officeooo:paragraph-rsid="001fc264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officeooo:paragraph-rsid="001fc264" fo:background-color="transparent"/>
    </style:style>
    <style:style style:name="P16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10pt" style:font-size-asian="10pt" style:font-size-complex="10pt"/>
    </style:style>
    <style:style style:name="P17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style:font-size-asian="10pt" style:font-size-complex="10pt"/>
    </style:style>
    <style:style style:name="P18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10pt" officeooo:paragraph-rsid="001fc264" style:font-size-asian="10pt" style:font-size-complex="10pt"/>
    </style:style>
    <style:style style:name="P19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10pt" fo:font-style="italic" fo:font-weight="normal" officeooo:paragraph-rsid="001fc264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fo:font-weight="normal" officeooo:paragraph-rsid="00232978" style:font-size-asian="10pt" style:font-weight-asian="normal" style:font-size-complex="10pt" style:font-weight-complex="normal"/>
    </style:style>
    <style:style style:name="P23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5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/>
    </style:style>
    <style:style style:name="P26" style:family="paragraph" style:parent-style-name="Table_20_Contents">
      <loext:graphic-properties draw:fill="none"/>
      <style:paragraph-properties fo:margin-left="0.199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 Narrow" fo:font-size="12pt" fo:font-weight="bold" officeooo:rsid="001fbbb1" officeooo:paragraph-rsid="001fbbb1" style:font-size-asian="12pt" style:font-weight-asian="bold" style:font-size-complex="12pt" style:font-weight-complex="bold"/>
    </style:style>
    <style:style style:name="P27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font-variant="normal" fo:text-transform="none" style:use-window-font-color="true" style:text-line-through-style="none" style:text-line-through-type="none" style:font-name="Liberation Sans Narrow" fo:font-size="10pt" fo:letter-spacing="normal" fo:font-style="italic" style:text-underline-style="none" fo:font-weight="normal" officeooo:paragraph-rsid="001fc264" style:text-blinking="false" fo:background-color="transparent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2pt" fo:font-weight="bold" officeooo:paragraph-rsid="00232978" style:font-size-asian="12pt" style:font-weight-asian="bold" style:font-size-complex="12pt" style:font-weight-complex="bold"/>
    </style:style>
    <style:style style:name="P29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2pt" fo:font-weight="bold" officeooo:paragraph-rsid="002d19ab" style:font-size-asian="12pt" style:font-weight-asian="bold" style:font-size-complex="12pt" style:font-weight-complex="bold"/>
    </style:style>
    <style:style style:name="P30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P31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8pt" fo:font-weight="bold" style:font-size-asian="7pt" style:font-weight-asian="bold" style:font-size-complex="8pt" style:font-weight-complex="bold"/>
    </style:style>
    <style:style style:name="P3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8pt" fo:font-weight="bold" fo:background-color="transparent" style:font-size-asian="7pt" style:font-weight-asian="bold" style:font-size-complex="8pt" style:font-weight-complex="bold"/>
    </style:style>
    <style:style style:name="P33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3pt" fo:font-weight="bold" fo:background-color="transparent" style:font-size-asian="13pt" style:font-weight-asian="bold" style:font-size-complex="13pt" style:font-weight-complex="bold"/>
    </style:style>
    <style:style style:name="P34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3pt" fo:font-weight="bold" style:font-size-asian="13pt" style:font-weight-asian="bold" style:font-size-complex="13pt" style:font-weight-complex="bold"/>
    </style:style>
    <style:style style:name="P35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3pt" fo:font-weight="bold" officeooo:rsid="00242ccb" officeooo:paragraph-rsid="00242ccb" style:font-size-asian="13pt" style:font-weight-asian="bold" style:font-size-complex="13pt" style:font-weight-complex="bold"/>
    </style:style>
    <style:style style:name="P36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3pt" fo:font-weight="bold" officeooo:paragraph-rsid="002d19ab" style:font-size-asian="13pt" style:font-weight-asian="bold" style:font-size-complex="13pt" style:font-weight-complex="bold"/>
    </style:style>
    <style:style style:name="P37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3pt" fo:font-weight="bold" officeooo:rsid="002d19ab" officeooo:paragraph-rsid="002d19ab" style:font-size-asian="13pt" style:font-weight-asian="bold" style:font-size-complex="13pt" style:font-weight-complex="bold"/>
    </style:style>
    <style:style style:name="P38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6pt" fo:font-weight="bold" style:font-size-asian="5.25pt" style:font-weight-asian="bold" style:font-size-complex="6pt" style:font-weight-complex="bold"/>
    </style:style>
    <style:style style:name="P39" style:family="paragraph" style:parent-style-name="Table_20_Contents" style:list-style-name="L2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6pt" fo:font-weight="normal" style:font-size-asian="6pt" style:font-weight-asian="normal" style:font-size-complex="6pt" style:font-weight-complex="normal"/>
    </style:style>
    <style:style style:name="P40" style:family="paragraph" style:parent-style-name="Table_20_Contents" style:list-style-name="L4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6pt" style:font-size-asian="6pt" style:font-size-complex="6pt"/>
    </style:style>
    <style:style style:name="P41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10pt" fo:font-style="italic" fo:font-weight="normal" officeooo:paragraph-rsid="001fc264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able_20_Contents" style:list-style-name="L19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officeooo:rsid="00242ccb" officeooo:paragraph-rsid="00242ccb" style:font-size-asian="10pt" style:font-size-complex="10pt"/>
    </style:style>
    <style:style style:name="P43" style:family="paragraph" style:parent-style-name="Table_20_Contents" style:list-style-name="L19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officeooo:rsid="00242ccb" officeooo:paragraph-rsid="002a9131" style:font-size-asian="10pt" style:font-size-complex="10pt"/>
    </style:style>
    <style:style style:name="P44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style:font-size-asian="10pt" style:font-size-complex="10pt"/>
    </style:style>
    <style:style style:name="P45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officeooo:paragraph-rsid="002d19ab" style:font-size-asian="10pt" style:font-size-complex="10pt"/>
    </style:style>
    <style:style style:name="P46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fo:font-weight="normal" officeooo:paragraph-rsid="002d19ab" style:font-size-asian="10pt" style:font-weight-asian="normal" style:font-size-complex="10pt" style:font-weight-complex="normal"/>
    </style:style>
    <style:style style:name="P47" style:family="paragraph" style:parent-style-name="Table_20_Contents" style:list-style-name="L6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48" style:family="paragraph" style:parent-style-name="Table_20_Contents" style:list-style-name="L8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49" style:family="paragraph" style:parent-style-name="Table_20_Contents" style:list-style-name="L10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50" style:family="paragraph" style:parent-style-name="Table_20_Contents" style:list-style-name="L15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6pt" fo:font-weight="normal" fo:background-color="transparent" style:font-size-asian="6pt" style:font-weight-asian="normal" style:font-size-complex="6pt" style:font-weight-complex="normal"/>
    </style:style>
    <style:style style:name="P51" style:family="paragraph" style:parent-style-name="Table_20_Contents" style:list-style-name="L13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weight="bold" officeooo:paragraph-rsid="00213469" style:font-size-asian="10pt" style:font-weight-asian="bold" style:font-size-complex="10pt" style:font-weight-complex="bold"/>
    </style:style>
    <style:style style:name="P54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weight="bold" officeooo:paragraph-rsid="002d19ab" style:font-size-asian="10pt" style:font-weight-asian="bold" style:font-size-complex="10pt" style:font-weight-complex="bold"/>
    </style:style>
    <style:style style:name="P55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officeooo:paragraph-rsid="002d19ab" style:font-size-asian="10pt" style:font-weight-asian="normal" style:font-size-complex="10pt" style:font-weight-complex="normal"/>
    </style:style>
    <style:style style:name="P56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style:font-size-asian="10pt" style:font-weight-asian="normal" style:font-size-complex="10pt" style:font-weight-complex="normal"/>
    </style:style>
    <style:style style:name="P57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officeooo:rsid="002d19ab" officeooo:paragraph-rsid="002d19ab" style:font-size-asian="10pt" style:font-weight-asian="normal" style:font-size-complex="10pt" style:font-weight-complex="normal"/>
    </style:style>
    <style:style style:name="P58" style:family="paragraph" style:parent-style-name="Table_20_Contents" style:list-style-name="L19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officeooo:paragraph-rsid="00242ccb"/>
    </style:style>
    <style:style style:name="P59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officeooo:paragraph-rsid="002d19ab"/>
    </style:style>
    <style:style style:name="P60" style:family="paragraph" style:parent-style-name="Table_20_Contents" style:list-style-name="L1">
      <loext:graphic-properties draw:fill="none"/>
      <style:paragraph-properties fo:background-color="transparent" text:number-lines="false" text:line-number="0"/>
      <style:text-properties officeooo:paragraph-rsid="001fc264"/>
    </style:style>
    <style:style style:name="P61" style:family="paragraph" style:parent-style-name="Table_20_Contents" style:list-style-name="L1">
      <loext:graphic-properties draw:fill="none"/>
      <style:paragraph-properties fo:background-color="transparent" text:number-lines="false" text:line-number="0"/>
      <style:text-properties style:font-name="Liberation Sans Narrow" fo:font-size="10pt" fo:font-weight="normal" officeooo:paragraph-rsid="001fc264" style:font-size-asian="10pt" style:font-weight-asian="normal" style:font-size-complex="10pt" style:font-weight-complex="normal"/>
    </style:style>
    <style:style style:name="P62" style:family="paragraph" style:parent-style-name="Table_20_Contents" style:list-style-name="L3">
      <loext:graphic-properties draw:fill="none"/>
      <style:paragraph-properties fo:background-color="transparent" text:number-lines="false" text:line-number="0"/>
      <style:text-properties officeooo:paragraph-rsid="00275051"/>
    </style:style>
    <style:style style:name="P63" style:family="paragraph" style:parent-style-name="Table_20_Contents" style:list-style-name="L5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 style:list-style-name="L7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 style:list-style-name="L9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 style:list-style-name="L11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 style:list-style-name="L12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 style:list-style-name="L14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weight="normal" fo:background-color="transparent" style:font-size-asian="10pt" style:font-weight-asian="normal" style:font-size-complex="10pt" style:font-weight-complex="normal"/>
    </style:style>
    <style:style style:name="P69" style:family="paragraph" style:parent-style-name="Table_20_Contents" style:list-style-name="L7">
      <loext:graphic-properties draw:fill="none"/>
      <style:paragraph-properties fo:background-color="transparent" text:number-lines="false" text:line-number="0"/>
    </style:style>
    <style:style style:name="P70" style:family="paragraph" style:parent-style-name="Table_20_Contents" style:list-style-name="L14">
      <loext:graphic-properties draw:fill="none"/>
      <style:paragraph-properties fo:background-color="transparent" text:number-lines="false" text:line-number="0"/>
    </style:style>
    <style:style style:name="P71" style:family="paragraph" style:parent-style-name="Table_20_Contents" style:list-style-name="L17">
      <loext:graphic-properties draw:fill="none"/>
      <style:paragraph-properties fo:background-color="transparent" text:number-lines="false" text:line-number="0"/>
    </style:style>
    <style:style style:name="P72" style:family="paragraph" style:parent-style-name="Table_20_Contents" style:list-style-name="L18">
      <loext:graphic-properties draw:fill="none"/>
      <style:paragraph-properties fo:background-color="transparent" text:number-lines="false" text:line-number="0"/>
    </style:style>
    <style:style style:name="P73" style:family="paragraph" style:parent-style-name="Table_20_Contents" style:list-style-name="L21">
      <loext:graphic-properties draw:fill="none"/>
      <style:paragraph-properties fo:background-color="transparent" text:number-lines="false" text:line-number="0"/>
      <style:text-properties officeooo:paragraph-rsid="002d19ab"/>
    </style:style>
    <style:style style:name="P74" style:family="paragraph">
      <loext:graphic-properties draw:fill="solid" draw:fill-color="#4c4c4c"/>
      <style:paragraph-properties fo:text-align="center"/>
    </style:style>
    <style:style style:name="P75" style:family="paragraph">
      <loext:graphic-properties draw:fill="none" draw:fill-color="#ffffff"/>
      <style:text-properties fo:color="#eeeeee" style:font-name="Roboto"/>
    </style:style>
    <style:style style:name="P7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26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style:font-size-asian="10pt" style:font-size-complex="10pt"/>
    </style:style>
    <style:style style:name="T8" style:family="text">
      <style:text-properties style:use-window-font-color="true" fo:font-size="10pt" officeooo:rsid="00213469" style:font-size-asian="10pt" style:font-size-complex="10pt"/>
    </style:style>
    <style:style style:name="T9" style:family="text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use-window-font-color="true" style:font-name="Liberation Sans Narrow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use-window-font-color="true" style:font-name="Liberation Sans Narrow" fo:font-size="10pt" fo:font-style="normal" fo:font-weight="normal" officeooo:rsid="001fc26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use-window-font-color="true" style:font-name="Liberation Sans Narrow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style:use-window-font-color="true" style:font-name="Liberation Sans Narrow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use-window-font-color="true" style:font-name="Liberation Sans Narrow" fo:font-size="10pt" fo:font-weight="normal" officeooo:rsid="00213469" style:font-size-asian="10pt" style:font-weight-asian="normal" style:font-size-complex="10pt" style:font-weight-complex="normal"/>
    </style:style>
    <style:style style:name="T15" style:family="text">
      <style:text-properties style:use-window-font-color="true" style:font-name="Liberation Sans Narrow" fo:font-size="10pt" fo:font-style="italic" fo:font-weight="normal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fo:font-size="10pt" fo:letter-spacing="normal" fo:font-style="italic" style:text-underline-style="none" fo:font-weight="normal" style:text-blinking="false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officeooo:rsid="001fbbb1"/>
    </style:style>
    <style:style style:name="T20" style:family="text"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Liberation Sans Narrow" fo:font-size="10pt" style:font-size-asian="10pt" style:font-size-complex="10pt"/>
    </style:style>
    <style:style style:name="T22" style:family="text">
      <style:text-properties style:font-name="Liberation Sans Narrow" fo:font-size="10pt" officeooo:rsid="00242ccb" style:font-size-asian="10pt" style:font-size-complex="10pt"/>
    </style:style>
    <style:style style:name="T23" style:family="text">
      <style:text-properties style:font-name="Liberation Sans Narrow" fo:font-size="10pt" officeooo:rsid="002d19ab" style:font-size-asian="10pt" style:font-size-complex="10pt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officeooo:rsid="00282a9c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officeooo:rsid="002d19ab"/>
    </style:style>
    <style:style style:name="T28" style:family="text">
      <style:text-properties fo:color="#eeeeee" style:font-name="Roboto" fo:font-size="24pt" style:font-size-asian="20pt" style:font-size-complex="24pt"/>
    </style:style>
    <style:style style:name="T29" style:family="text">
      <style:text-properties fo:color="#eeeeee" style:font-name="Roboto"/>
    </style:style>
    <style:style style:name="T30" style:family="text">
      <style:text-properties fo:color="#eeeeee" style:text-position="super 58%" style:font-name="Roboto"/>
    </style:style>
    <text:list-style style:name="L1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2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0.635cm" fo:text-indent="-0.635cm" fo:margin-left="0.635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4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6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8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0.635cm" fo:text-indent="-0.635cm" fo:margin-left="0.635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1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2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3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0.635cm" fo:text-indent="-0.635cm" fo:margin-left="0.635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4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5">
      <text:list-level-style-image text:level="1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0.635cm" fo:text-indent="-0.635cm" fo:margin-left="0.635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635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</text:list-style>
    <text:list-style style:name="L17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8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9">
      <text:list-level-style-image text:level="1" xlink:href="Pictures/100003DA000001C1000001AC7B3947888E49266F.svg" xlink:type="simple" xlink:show="embed" xlink:actuate="onLoad">
        <style:list-level-properties text:list-level-position-and-space-mode="label-alignment" style:vertical-pos="middle" style:vertical-rel="line" fo:width="0.45cm" fo:height="0.429cm">
          <style:list-level-label-alignment text:label-followed-by="listtab" text:list-tab-stop-position="1.27cm" fo:text-indent="0.279cm" fo:margin-left="0.22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1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style:style style:name="gr1" style:family="graphic">
      <style:graphic-properties draw:fill="solid" draw:fill-color="#4c4c4c" draw:textarea-horizontal-align="justify" draw:textarea-vertical-align="middle" draw:auto-grow-height="false" fo:min-height="4.103cm" fo:min-width="21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889cm" fo:min-width="2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Forme2" draw:style-name="gr2" draw:text-style-name="P75" svg:width="16.153cm" svg:height="1.479cm" svg:x="2.706cm" svg:y="-1.122cm"><draw:text-box><text:p><text:span text:style-name="T28">Candidature pour </text:span><text:span text:style-name="T28">un stage en </text:span><text:span text:style-name="T28">Informatique</text:span></text:p></draw:text-box></draw:frame><draw:custom-shape text:anchor-type="paragraph" draw:z-index="3" draw:name="Forme4" draw:style-name="gr4" draw:text-style-name="P76" svg:width="4.155cm" svg:height="4.082cm" svg:x="-1.727cm" svg:y="-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e1" draw:style-name="gr1" draw:text-style-name="P74" svg:width="21.035cm" svg:height="4.104cm" svg:x="-2.071cm" svg:y="-2cm"><text:p/><draw:enhanced-geometry svg:viewBox="0 0 21600 21600" draw:type="rectangle" draw:enhanced-path="M 0 0 L 21600 0 21600 21600 0 21600 0 0 Z N"/></draw:custom-shape><draw:frame text:anchor-type="paragraph" draw:z-index="2" draw:name="Forme3" draw:style-name="gr3" draw:text-style-name="P75" svg:width="7.316cm" svg:height="0.927cm" svg:x="6.862cm" svg:y="0.356cm"><draw:text-box><text:p><text:span text:style-name="T29">2 – 3 mois à partie du 1</text:span><text:span text:style-name="T30">er</text:span><text:span text:style-name="T29"> juin 2020</text:span></text:p></draw:text-box></draw:frame></text:p>
      <text:p text:style-name="P3"/>
      <text:p text:style-name="P2"/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  <text:p text:style-name="P26">Ambre LAMOUCHI</text:p>
            <text:p text:style-name="P23"/>
            <text:p text:style-name="P21">21 ans</text:p>
            <text:p text:style-name="P21">07 83 35 16 86</text:p>
            <text:p text:style-name="P21">271 av. Puech de Massane</text:p>
            <text:p text:style-name="P21">34080 <text:s/>Montpellier</text:p>
            <text:p text:style-name="P21"><text:a xlink:type="simple" xlink:href="mailto:lamouchiambre@gmail.com" text:style-name="Internet_20_link" text:visited-style-name="Visited_20_Internet_20_Link">lamouchiambre@gmail.com</text:a></text:p>
            <text:p text:style-name="P21"/>
            <text:p text:style-name="P28"><text:span text:style-name="T26"/></text:p>
            <text:p text:style-name="P29"><text:span text:style-name="T26">Compétences</text:span> <text:span text:style-name="T26">informatiques</text:span></text:p>
            <text:p text:style-name="P22"/>
            <text:p text:style-name="P46"><text:span text:style-name="T1">Bureautique : </text:span>Pack office, diplôme C2i</text:p>
          </table:table-cell>
          <table:table-cell table:style-name="Tableau1.B1" office:value-type="string">
            <text:p text:style-name="P34">Formation</text:p>
            <text:p text:style-name="P38"/>
            <text:p text:style-name="P16">2019- en cours <text:s text:c="15"/><text:span text:style-name="T1">Licence 3 en Cursus Master Ingénierie <text:s text:c="43"/></text:span></text:p>
            <text:p text:style-name="P20"><text:s text:c="40"/>Faculté des sciences de Montpellier</text:p>
            <text:list xml:id="list3565758540" text:style-name="L1">
              <text:list-item>
                <text:p text:style-name="P61">Étude des préférences dans l’expression de la quantification</text:p>
                <text:list>
                  <text:list-item>
                    <text:p text:style-name="P60"><text:span text:style-name="T20">Travaux encadrés de recherche sur 1 an</text:span></text:p>
                  </text:list-item>
                </text:list>
              </text:list-item>
            </text:list>
            <text:list xml:id="list201802274" text:style-name="L2">
              <text:list-item>
                <text:list>
                  <text:list-header>
                    <text:p text:style-name="P39"/>
                  </text:list-header>
                </text:list>
              </text:list-item>
            </text:list>
            <text:p text:style-name="P16"><text:span text:style-name="T3">2017-2019 <text:s text:c="22"/></text:span><text:span text:style-name="T1">Licence 1 &amp; 2 en Cursus Master Ingénierie</text:span><text:span text:style-name="T3"> <text:s text:c="38"/></text:span></text:p>
            <text:p text:style-name="P19"><text:s text:c="40"/>Faculté des sciences de Montpellier</text:p>
            <text:list xml:id="list1180758269" text:style-name="L3">
              <text:list-item>
                <text:p text:style-name="P62"><text:span text:style-name="T21">Visualisation des Fractales de Mandelbrot</text:span></text:p>
                <text:list>
                  <text:list-item>
                    <text:p text:style-name="P62"><text:span text:style-name="T21">projet de programmation sur 3 mois</text:span></text:p>
                  </text:list-item>
                  <text:list-item>
                    <text:p text:style-name="P62"><text:span text:style-name="T21">Réalisation d’un logiciel de représentation des fractales de Mandelbrot en c++ et opengl</text:span></text:p>
                  </text:list-item>
                </text:list>
              </text:list-item>
            </text:list>
            <text:list xml:id="list210021708" text:style-name="L4">
              <text:list-item>
                <text:list>
                  <text:list-header>
                    <text:p text:style-name="P40"/>
                  </text:list-header>
                </text:list>
              </text:list-item>
            </text:list>
            <text:p text:style-name="P18">2016-2017 <text:s text:c="22"/><text:span text:style-name="T2">1er</text:span><text:span text:style-name="T1"> année de Classe Préparatoire aux Grandes Écoles en Physique Chimie et Science de </text:span></text:p>
            <text:p text:style-name="P18"><text:span text:style-name="T4"><text:s text:c="40"/></text:span><text:span text:style-name="T1">l’Ingénieur</text:span></text:p>
            <text:p text:style-name="P20"><text:s text:c="40"/>Lycée Joffre, Montpellier</text:p>
            <text:p text:style-name="P24"/>
            <text:p text:style-name="P25"><text:span text:style-name="T17">2016 <text:s text:c="31"/></text:span><text:span text:style-name="T18">Baccalauréat scientifique spécialité Mathématiques Mention bien</text:span></text:p>
            <text:p text:style-name="P20"><text:s text:c="40"/>Lycée Jean Monnet, Montpellier</text:p>
            <text:p text:style-name="P19"/>
          </table:table-cell>
        </table:table-row>
        <table:table-row table:style-name="Tableau1.2">
          <table:table-cell table:style-name="Tableau1.A1" office:value-type="string">
            <text:p text:style-name="P45"><text:span text:style-name="T1">Modélisation :</text:span><text:span text:style-name="T3"> UML</text:span></text:p>
            <text:p text:style-name="P17"/>
            <text:p text:style-name="P46"><text:span text:style-name="T1">Logiciel :</text:span> </text:p>
            <text:p text:style-name="P17">Java, C++, C, Python, <text:s/>Scheme, Git</text:p>
            <text:p text:style-name="P17"/>
            <text:p text:style-name="P23">Web :</text:p>
            <text:p text:style-name="P17">HTML/ CSS/ PHP/ javascript</text:p>
            <text:p text:style-name="P17"/>
            <text:p text:style-name="P52"/>
            <text:p text:style-name="P52"/>
            <text:p text:style-name="P35">Atouts</text:p>
            <text:p text:style-name="P35"/>
            <text:list xml:id="list1386672646" text:style-name="L19">
              <text:list-item>
                <text:p text:style-name="P58"><text:span text:style-name="T23">capacité</text:span><text:span text:style-name="T22"> </text:span><text:span text:style-name="T23">d'adaptation</text:span></text:p>
              </text:list-item>
              <text:list-item>
                <text:p text:style-name="P42">Volonté</text:p>
              </text:list-item>
              <text:list-item>
                <text:p text:style-name="P43">Autonomie</text:p>
              </text:list-item>
              <text:list-item>
                <text:p text:style-name="P43">Persévérance</text:p>
              </text:list-item>
            </text:list>
          </table:table-cell>
          <table:table-cell table:style-name="Tableau1.B2" office:value-type="string">
            <text:p text:style-name="P7"><text:span text:style-name="T26">Expérience</text:span> informatique</text:p>
            <text:p text:style-name="P32"/>
            <text:p text:style-name="P7"><text:span text:style-name="T6">2019 Août <text:s text:c="23"/></text:span><text:span text:style-name="T7">Stage d’initiation à la recherche : l'Intelligence Artificielle </text:span></text:p>
            <text:p text:style-name="P13"><text:s text:c="40"/>Centre International de Mathématiques et Informatique (CIMI), Toulouse</text:p>
            <text:list xml:id="list1804201136" text:style-name="L5">
              <text:list-item>
                <text:p text:style-name="P63">Apprentissage de technique de l’Intelligence Artificielle</text:p>
              </text:list-item>
              <text:list-item>
                <text:p text:style-name="P63">Compréhension des enjeux sociétaux et risques éthiques</text:p>
              </text:list-item>
            </text:list>
            <text:list xml:id="list549485838" text:style-name="L6">
              <text:list-header>
                <text:p text:style-name="P47"/>
              </text:list-header>
            </text:list>
            <text:p text:style-name="P9"><text:span text:style-name="T6">2019 juin (2 mois) <text:s text:c="11"/></text:span><text:span text:style-name="T7">Stage de Recherche </text:span></text:p>
            <text:p text:style-name="P27"><text:span text:style-name="T24"><text:s text:c="40"/></text:span>Laboratoire d’Informatique, de Robotique et de Microélectronique de Montpellier</text:p>
            <text:list xml:id="list2705851257" text:style-name="L7">
              <text:list-item>
                <text:p text:style-name="P64">Synthèse bibliographie sur l’ensemble des projet de  « immersive annalytics »</text:p>
              </text:list-item>
              <text:list-item>
                <text:p text:style-name="P69"><text:span text:style-name="T10">Développement et implémentation d’un programme de visualisation de graphique </text:span><text:span text:style-name="T11">(</text:span><text:span text:style-name="T10">l’occulus</text:span><text:span text:style-name="T11">)</text:span><text:span text:style-name="T10">.</text:span></text:p>
              </text:list-item>
            </text:list>
            <text:list xml:id="list3665271687" text:style-name="L8">
              <text:list-header>
                <text:p text:style-name="P48"/>
              </text:list-header>
            </text:list>
            <text:p text:style-name="P9"><text:span text:style-name="T6">2018 <text:s/>Août <text:s text:c="22"/></text:span><text:span text:style-name="T7">Stage initiation à la recherche : Sécurité</text:span></text:p>
            <text:p text:style-name="P13"><text:s text:c="40"/>Centre International de Mathématiques et Informatique (CIMI), Toulouse</text:p>
            <text:list xml:id="list3035533161" text:style-name="L9">
              <text:list-item>
                <text:p text:style-name="P65">Apprentissage des fondements de la sécurité informatique et de la cryptographie</text:p>
              </text:list-item>
            </text:list>
            <text:list xml:id="list3097014805" text:style-name="L10">
              <text:list-header>
                <text:p text:style-name="P49"/>
              </text:list-header>
            </text:list>
            <text:p text:style-name="P9"><text:span text:style-name="T6">2014 <text:s text:c="31"/></text:span><text:span text:style-name="T7">MathC2+ initiation à la recherche sciences mathématiques et informatique</text:span></text:p>
            <text:p text:style-name="P15"><text:span text:style-name="T9"><text:s text:c="40"/></text:span><text:span text:style-name="T7">Facultés</text:span><text:span text:style-name="T16"> des sciences, Montpellier</text:span></text:p>
            <text:list xml:id="list2178456825" text:style-name="L11">
              <text:list-item>
                <text:p text:style-name="P66">Découverte de la bio-informatique, programmation : initiation au langage Python, utilisation d'Aduino</text:p>
              </text:list-item>
            </text:list>
            <text:list xml:id="list145948748152595" text:continue-list="list3665271687" text:style-name="L8">
              <text:list-header>
                <text:p text:style-name="P48"/>
              </text:list-header>
            </text:list>
            <text:p text:style-name="P9"><text:span text:style-name="T6">2015 avril <text:s text:c="24"/></text:span><text:span text:style-name="T7">Ateliers et 2 camps d'informatique</text:span></text:p>
            <text:p text:style-name="P13"><text:s text:c="40"/>Epitech, Montpellier</text:p>
            <text:list xml:id="list389319670" text:style-name="L12">
              <text:list-item>
                <text:p text:style-name="P67">Découverte et apprentissage du code à travers les jeux vidéo</text:p>
              </text:list-item>
            </text:list>
            <text:list xml:id="list3174255666" text:style-name="L13">
              <text:list-header>
                <text:p text:style-name="P51"/>
              </text:list-header>
            </text:list>
          </table:table-cell>
        </table:table-row>
        <table:table-row table:style-name="Tableau1.3">
          <table:table-cell table:style-name="Tableau1.A1" office:value-type="string">
            <text:p text:style-name="P56"/>
            <text:p text:style-name="P36">Loisirs</text:p>
            <text:p text:style-name="P36"/>
            <text:p text:style-name="P54">Théâtre </text:p>
            <text:p text:style-name="P55"><text:span text:style-name="T19">M</text:span>embre de la compagnie « Mandragor »participation à des festivals et à des représentations théâtrales de 2006 à 2016.</text:p>
          </table:table-cell>
          <table:table-cell table:style-name="Tableau1.B3" office:value-type="string">
            <text:p text:style-name="P33">Autres expériences</text:p>
            <text:p text:style-name="P32"/>
            <text:p text:style-name="P10">2018 Août <text:span text:style-name="T27">(1mois)</text:span> <text:s text:c="10"/><text:span text:style-name="T1">Assistante administrative </text:span><text:s text:c="67"/></text:p>
            <text:p text:style-name="P11"><text:span text:style-name="T5"><text:s text:c="40"/>Crédit Foncier, Charenton-Le-Pont (94) <text:s text:c="2"/></text:span><text:s/></text:p>
            <text:list xml:id="list1136856442" text:style-name="L14">
              <text:list-item>
                <text:p text:style-name="P70"><text:span text:style-name="T12">Mise à Jour des dossiers du service Mise En Place</text:span></text:p>
              </text:list-item>
              <text:list-item>
                <text:p text:style-name="P68">Constitution de demande d’expertise</text:p>
              </text:list-item>
            </text:list>
            <text:list xml:id="list1965699337" text:style-name="L15">
              <text:list-header>
                <text:p text:style-name="P50"/>
              </text:list-header>
            </text:list>
            <text:p text:style-name="P10">2018 Juin <text:s text:c="24"/><text:span text:style-name="T1">Stage d’enseignement dans une école d’application</text:span></text:p>
            <text:p text:style-name="P59"><text:span text:style-name="T15"><text:s text:c="40"/>École Charles Daviler Montpellier</text:span></text:p>
            <text:list xml:id="list3481671441" text:style-name="L21">
              <text:list-item>
                <text:p text:style-name="P73"><text:span text:style-name="T12">Assistance et support techniques des enseignants </text:span></text:p>
              </text:list-item>
              <text:list-item>
                <text:p text:style-name="P73"><text:span text:style-name="T12">Mise en place d’art informatique</text:span></text:p>
                <text:p text:style-name="P73"><text:span text:style-name="T12"/></text:p>
              </text:list-item>
            </text:list>
          </table:table-cell>
        </table:table-row>
        <table:table-row table:style-name="Tableau1.4">
          <table:table-cell table:style-name="Tableau1.A1" office:value-type="string">
            <text:p text:style-name="P37">Langues</text:p>
            <text:p text:style-name="P57"/>
            <text:p text:style-name="P57"><text:span text:style-name="T1">Anglais : </text:span>ecrit B1, orale A2</text:p>
          </table:table-cell>
          <table:table-cell table:style-name="Tableau1.B4" office:value-type="string">
            <text:p text:style-name="P34">Association et <text:span text:style-name="T25">Bénévolat</text:span></text:p>
            <text:p text:style-name="P31"/>
            <text:p text:style-name="P8"><text:span text:style-name="T6">2019 <text:s text:c="31"/></text:span><text:span text:style-name="T8">Membre actif</text:span><text:span text:style-name="T7"> de l'association « Hello World »</text:span></text:p>
            <text:list xml:id="list3142044031" text:style-name="L17">
              <text:list-item>
                <text:p text:style-name="P71"><text:span text:style-name="T13">Participation </text:span><text:span text:style-name="T14">à</text:span><text:span text:style-name="T13"> l'organisation de la festiscience </text:span><text:span text:style-name="T14">2020</text:span></text:p>
              </text:list-item>
            </text:list>
            <text:p text:style-name="P14"/>
            <text:p text:style-name="P12">19 février 2019 <text:s text:c="15"/><text:span text:style-name="T1">Volontaire aux Portes ouvertes</text:span></text:p>
            <text:list xml:id="list1930599048" text:style-name="L18">
              <text:list-item>
                <text:p text:style-name="P72"><text:span text:style-name="T13">Accueil des étudiants au stand du département informatique et présentation du parcours universitaire</text:span></text:p>
              </text:list-item>
            </text:list>
          </table:table-cell>
        </table:table-row>
        <text:soft-page-break/>
        <table:table-row table:style-name="Tableau1.5"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3:44:43.961480128</meta:creation-date>
    <dc:date>2019-10-09T14:59:48.084018938</dc:date>
    <meta:editing-duration>PT4H51M46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2" meta:paragraph-count="79" meta:word-count="435" meta:character-count="3827" meta:non-whitespace-character-count="2567"/>
  </office:meta>
</office:document-meta>
</file>